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96d5f" officeooo:paragraph-rsid="00196d5f"/>
    </style:style>
    <style:style style:name="P3" style:family="paragraph" style:parent-style-name="Standard">
      <style:text-properties officeooo:rsid="0015dadb" officeooo:paragraph-rsid="0015dadb"/>
    </style:style>
    <style:style style:name="P4" style:family="paragraph" style:parent-style-name="Standard">
      <style:text-properties officeooo:rsid="001992c6" officeooo:paragraph-rsid="001992c6"/>
    </style:style>
    <style:style style:name="P5" style:family="paragraph" style:parent-style-name="Standard">
      <style:text-properties officeooo:rsid="001a7343" officeooo:paragraph-rsid="001a7343"/>
    </style:style>
    <style:style style:name="P6" style:family="paragraph" style:parent-style-name="Standard">
      <style:text-properties officeooo:rsid="001e8ffa" officeooo:paragraph-rsid="001ae06e"/>
    </style:style>
    <style:style style:name="P7" style:family="paragraph" style:parent-style-name="Standard">
      <style:text-properties officeooo:rsid="001c8218" officeooo:paragraph-rsid="001c8218"/>
    </style:style>
    <style:style style:name="T1" style:family="text">
      <style:text-properties officeooo:rsid="001850a0"/>
    </style:style>
    <style:style style:name="T2" style:family="text">
      <style:text-properties officeooo:rsid="0018d889"/>
    </style:style>
    <style:style style:name="T3" style:family="text">
      <style:text-properties officeooo:rsid="0015dadb"/>
    </style:style>
    <style:style style:name="T4" style:family="text">
      <style:text-properties fo:font-weight="bold" officeooo:rsid="0015dadb" style:font-weight-asian="bold" style:font-weight-complex="bold"/>
    </style:style>
    <style:style style:name="T5" style:family="text">
      <style:text-properties fo:font-weight="bold" officeooo:rsid="001850a0" style:font-weight-asian="bold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ae06e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5dad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на высоком холме сидит и смотрит на Луну, <text:span text:style-name="T1">вместе с Sunbolt, обсуждая разные вещи.</text:span></text:p>
      <text:p text:style-name="P4">TODO нужно раскрыть персонажа Sunbolt</text:p>
      <text:p text:style-name="P1">*****</text:p>
      <text:p text:style-name="P1">К <text:span text:style-name="T2">ним</text:span> подходит незнакомец, со значком полной луны на груди. Оппл им заинтересовался. <text:span text:style-name="T2">Тот показал его поближе и Sunbolt резко подлетев болтом разрушает значок и в этот миг, незнакомец исчезает.</text:span></text:p>
      <text:p text:style-name="P2">На вопрос Оппла откуда она узнала, та ответила, что не знала, но сделала это по привычке, по чутью.</text:p>
      <text:p text:style-name="Standard">*****</text:p>
      <text:p text:style-name="Standard"/>
      <text:p text:style-name="Standard"/>
      <text:p text:style-name="P5">^^^^^^черновой^^^^^^</text:p>
      <text:p text:style-name="P5"/>
      <text:p text:style-name="P5">*<text:span text:style-name="T4">Оппл</text:span><text:span text:style-name="T3"> на высоком холме сидит и смотрит на Луну, </text:span><text:span text:style-name="T1">вместе с </text:span><text:span text:style-name="T5">Sunbolt</text:span>*</text:p>
      <text:p text:style-name="P5"><text:span text:style-name="T5">Sunbolt: ...</text:span><text:span text:style-name="T6">А что про них можно сказать? Одна бездарно правит тысячи лет, благо додумалась передать бразды правления другим, пусть и не полностью, а другая так и вообще Тьма! Я не верю, что она обратилась к свету, это дело явно замяли. </text:span><text:span text:style-name="T7">И…</text:span></text:p>
      <text:p text:style-name="P6"><text:span text:style-name="T7">*К ним подходит единорог Eclipsedream </text:span><text:span text:style-name="T8">со значком полной луны на груди</text:span><text:span text:style-name="T7">*</text:span></text:p>
      <text:p text:style-name="P6"><text:span text:style-name="T7">Eclipsedream: Какие правильные слова я слышу! Таким речам перед красивой луной…</text:span></text:p>
      <text:p text:style-name="P7"><text:span text:style-name="T7">T</text:span><text:span text:style-name="T6">OD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05-14T20:11:47.323974280</dc:date>
    <meta:editing-duration>PT1H16M33S</meta:editing-duration>
    <meta:editing-cycles>11</meta:editing-cycles>
    <meta:document-statistic meta:table-count="0" meta:image-count="0" meta:object-count="0" meta:page-count="1" meta:paragraph-count="13" meta:word-count="148" meta:character-count="905" meta:non-whitespace-character-count="770"/>
  </office:meta>
</office:document-meta>
</file>